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F9D737B1.png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178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solid" draw:fill-color="#e6e6e6" draw:textarea-horizontal-align="center" draw:textarea-vertical-align="middle" draw:auto-grow-height="true" draw:auto-grow-width="false" fo:min-height="0cm" fo:min-width="13.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6" style:family="graphic" style:parent-style-name="standard">
      <style:graphic-properties svg:stroke-color="#b3b3b3" draw:textarea-horizontal-align="center" draw:textarea-vertical-align="middle"/>
    </style:style>
    <style:style style:name="pr1" style:family="presentation" style:parent-style-name="fiocruz-2009-10-title">
      <style:graphic-properties draw:auto-grow-height="true" fo:min-height="1.779cm"/>
    </style:style>
    <style:style style:name="pr2" style:family="presentation" style:parent-style-name="fiocruz-2009-10-notes">
      <style:graphic-properties draw:fill-color="#ffffff" fo:min-height="11.181cm"/>
    </style:style>
    <style:style style:name="P1" style:family="paragraph">
      <style:paragraph-properties fo:margin-left="3.197cm" fo:margin-right="0cm" fo:text-indent="-3.197cm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FreeSans" style:font-family-generic="swiss" style:font-pitch="variable"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line-height="150%" fo:text-align="start"/>
      <style:text-properties fo:font-size="13pt" style:font-size-asian="13pt" style:font-size-complex="13pt"/>
    </style:style>
    <style:style style:name="P8" style:family="paragraph">
      <style:paragraph-properties fo:margin-left="3.197cm" fo:margin-right="0cm" fo:line-height="150%" fo:text-indent="-3.197cm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paragraph-properties fo:margin-left="3.197cm" fo:margin-right="0cm" fo:line-height="150%" fo:text-align="start" fo:text-indent="-3.197cm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color="#0000ff" fo:font-size="16pt" fo:font-weight="normal" style:font-size-asian="16pt" style:font-weight-asian="normal" style:font-size-complex="16pt" style:font-weight-complex="normal"/>
    </style:style>
    <style:style style:name="P11" style:family="paragraph">
      <style:text-properties fo:color="#dc2300"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color="#00ae00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6633" fo:font-family="'DejaVu Sans'" style:font-style-name="Book" style:font-family-generic="swiss" style:font-pitch="variable" fo:font-size="14pt" style:font-family-asian="'DejaVu Sans'" style:font-style-name-asian="Book" style:font-family-generic-asian="swiss" style:font-pitch-asian="variable" style:font-size-asian="14pt" style:font-family-complex="'DejaVu Sans'" style:font-style-name-complex="Book" style:font-family-generic-complex="swiss" style:font-pitch-complex="variable" style:font-size-complex="14pt"/>
    </style:style>
    <style:style style:name="T3" style:family="text">
      <style:text-properties fo:font-family="Arial" style:font-pitch="variable" fo:font-size="14pt" style:font-family-asian="'DejaVu Sans'" style:font-style-name-asian="Book" style:font-family-generic-asian="swiss" style:font-pitch-asian="variable" style:font-size-asian="14pt" style:font-family-complex="'DejaVu Sans'" style:font-style-name-complex="Book" style:font-family-generic-complex="swiss" style:font-pitch-complex="variable" style:font-size-complex="14pt"/>
    </style:style>
    <style:style style:name="T4" style:family="text">
      <style:text-properties fo:font-family="FreeSans" style:font-family-generic="swiss" style:font-pitch="variable" fo:font-size="14pt" style:font-family-asian="'DejaVu Sans'" style:font-style-name-asian="Book" style:font-family-generic-asian="swiss" style:font-pitch-asian="variable" style:font-size-asian="14pt" style:font-family-complex="'DejaVu Sans'" style:font-style-name-complex="Book" style:font-family-generic-complex="swiss" style:font-pitch-complex="variable" style:font-size-complex="14pt"/>
    </style:style>
    <style:style style:name="T5" style:family="text">
      <style:text-properties fo:font-family="FreeSans" style:font-family-generic="swiss" style:font-pitch="variable" fo:font-size="14pt" style:font-size-asian="14pt" style:font-size-complex="14pt"/>
    </style:style>
    <style:style style:name="T6" style:family="text">
      <style:text-properties fo:color="#33cc66" fo:font-family="FreeSans" style:font-family-generic="swiss" style:font-pitch="variable" fo:font-size="14pt" style:font-family-asian="'DejaVu Sans'" style:font-style-name-asian="Book" style:font-family-generic-asian="swiss" style:font-pitch-asian="variable" style:font-size-asian="14pt" style:font-family-complex="'DejaVu Sans'" style:font-style-name-complex="Book" style:font-family-generic-complex="swiss" style:font-pitch-complex="variable" style:font-size-complex="14pt"/>
    </style:style>
    <style:style style:name="T7" style:family="text">
      <style:text-properties fo:font-family="FreeSans" style:font-family-generic="swiss" style:font-pitch="variable" fo:font-size="14pt" style:font-family-asian="'DejaVu Sans'" style:font-style-name-asian="Book" style:font-family-generic-asian="swiss" style:font-pitch-asian="variable" style:font-size-asian="14pt" style:font-family-complex="'DejaVu Sans'" style:font-style-name-complex="Book" style:font-family-generic-complex="swiss" style:font-pitch-complex="variable" style:font-size-complex="14pt"/>
    </style:style>
    <style:style style:name="T8" style:family="text">
      <style:text-properties fo:color="#000000" fo:font-family="FreeSans" style:font-family-generic="swiss" style:font-pitch="variable" fo:font-size="14pt" style:font-family-asian="'DejaVu Sans'" style:font-style-name-asian="Book" style:font-family-generic-asian="swiss" style:font-pitch-asian="variable" style:font-size-asian="14pt" style:font-family-complex="'DejaVu Sans'" style:font-style-name-complex="Book" style:font-family-generic-complex="swiss" style:font-pitch-complex="variable" style:font-size-complex="14pt"/>
    </style:style>
    <style:style style:name="T9" style:family="text">
      <style:text-properties fo:color="#000000" fo:font-family="FreeSans" style:font-family-generic="swiss" style:font-pitch="variable" fo:font-size="14pt" style:font-family-asian="'DejaVu Sans'" style:font-style-name-asian="Book" style:font-family-generic-asian="swiss" style:font-pitch-asian="variable" style:font-size-asian="14pt" style:font-family-complex="'DejaVu Sans'" style:font-style-name-complex="Book" style:font-family-generic-complex="swiss" style:font-pitch-complex="variable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0000" fo:font-family="FreeSans" style:font-family-generic="swiss" style:font-pitch="variable" fo:font-size="14pt" style:font-size-asian="14pt" style:font-size-complex="14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ff6633" fo:font-family="'DejaVu Sans'" style:font-style-name="Book" style:font-family-generic="swiss" style:font-pitch="variable" fo:font-size="13pt" fo:font-weight="bold" style:font-family-asian="'DejaVu Sans'" style:font-style-name-asian="Book" style:font-family-generic-asian="swiss" style:font-pitch-asian="variable" style:font-size-asian="13pt" style:font-weight-asian="bold" style:font-family-complex="'DejaVu Sans'" style:font-style-name-complex="Book" style:font-family-generic-complex="swiss" style:font-pitch-complex="variable" style:font-size-complex="13pt" style:font-weight-complex="bold"/>
    </style:style>
    <style:style style:name="T14" style:family="text">
      <style:text-properties fo:color="#33cc66" fo:font-family="FreeSans" style:font-family-generic="swiss" style:font-pitch="variable" fo:font-size="13pt" fo:font-weight="bold" style:font-family-asian="'DejaVu Sans'" style:font-style-name-asian="Book" style:font-family-generic-asian="swiss" style:font-pitch-asian="variable" style:font-size-asian="13pt" style:font-weight-asian="bold" style:font-family-complex="'DejaVu Sans'" style:font-style-name-complex="Book" style:font-family-generic-complex="swiss" style:font-pitch-complex="variable" style:font-size-complex="13pt" style:font-weight-complex="bold"/>
    </style:style>
    <style:style style:name="T15" style:family="text">
      <style:text-properties fo:color="#0000ff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dc2300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00ae00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779cm" svg:x="0cm" svg:y="0.962cm" presentation:class="title">
          <draw:text-box>
            <text:p>Trialist dashboard: submissions</text:p>
          </draw:text-box>
        </draw:frame>
        <draw:frame draw:style-name="gr1" draw:layer="layout" svg:width="15.538cm" svg:height="7.525cm" svg:x="4.01cm" svg:y="8.867cm">
          <draw:text-box>
            <text:p>Submitted trial records</text:p>
            <text:p><text:span text:style-name="T1"/></text:p>
            <text:p text:style-name="P1"><text:span text:style-name="T2">✎</text:span><text:span text:style-name="T3"> </text:span><text:span text:style-name="T4">12/11/2009 </text:span><text:span text:style-name="T5">Scientific title of the most recently submitted trial record</text:span></text:p>
            <text:p text:style-name="P1"><text:span text:style-name="T5"/></text:p>
            <text:p text:style-name="P1"><text:span text:style-name="T6">✔</text:span><text:span text:style-name="T7"> </text:span><text:span text:style-name="T7">28/06/2009 </text:span><text:span text:style-name="T5">ACRONYM: Scientific title of another recently submitted record, about an extremely complicated trial spanning many countries and with multiple interventions</text:span></text:p>
            <text:p text:style-name="P1"><text:span text:style-name="T5"/></text:p>
            <text:p text:style-name="P1"><text:span text:style-name="T6">✔</text:span><text:span text:style-name="T8"> </text:span><text:span text:style-name="T9">22/12/2008 </text:span><text:span text:style-name="T5">Title of a trial record submitted last year with a not so long title, but long enough to require two lines </text:span></text:p>
          </draw:text-box>
        </draw:frame>
        <draw:custom-shape draw:style-name="gr2" draw:text-style-name="P2" draw:layer="layout" svg:width="7.62cm" svg:height="0.7cm" svg:x="6.985cm" svg:y="7.255cm">
          <text:p text:style-name="P2"><text:span text:style-name="T10">Submit new trial rec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3" draw:layer="layout" svg:width="2.105cm" svg:height="11.195cm" svg:x="0.435cm" svg:y="6.4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3.114cm" svg:height="0.7cm" svg:x="10.043cm" svg:y="5.4cm">
              <text:p text:style-name="P4"><text:span text:style-name="T5">feedbac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6.821cm" svg:y="5.4cm">
              <text:p text:style-name="P5"><text:span text:style-name="T5">issues </text:span><text:span text:style-name="T11">(7)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3.6cm" svg:y="5.4cm">
              <text:p text:style-name="P4"><text:span text:style-name="T5">submission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16.486cm" svg:y="5.4cm">
              <text:p text:style-name="P4"><text:span text:style-name="T5">log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13.264cm" svg:y="5.4cm">
              <text:p text:style-name="P4"><text:span text:style-name="T5">user profil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2.8cm" svg:height="0.7cm" svg:x="0.5cm" svg:y="10cm">
              <text:p text:style-name="P4"><text:span text:style-name="T5">hel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8cm">
              <text:p text:style-name="P4"><text:span text:style-name="T5">search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7cm">
              <text:p text:style-name="P4"><text:span text:style-name="T5">hom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11cm">
              <text:p text:style-name="P4"><text:span text:style-name="T5">ab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9cm">
              <text:p text:style-name="P4"><text:span text:style-name="T5">new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3" draw:layer="layout" svg:width="3cm" svg:height="1.3cm" svg:x="0.435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6" draw:layer="layout" svg:width="12.7cm" svg:height="9.526cm" svg:x="3.175cm" svg:y="1.904cm" draw:page-number="1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779cm" svg:x="0cm" svg:y="0.962cm" presentation:class="title">
          <draw:text-box>
            <text:p>Trialist dashboard: submissions</text:p>
          </draw:text-box>
        </draw:frame>
        <draw:frame draw:style-name="gr1" draw:layer="layout" svg:width="15.538cm" svg:height="7.525cm" svg:x="4.01cm" svg:y="8.867cm">
          <draw:text-box>
            <text:p>Submitted trial records</text:p>
            <text:p><text:span text:style-name="T1"/></text:p>
            <text:p text:style-name="P1"><text:span text:style-name="T2">✎</text:span><text:span text:style-name="T3"> </text:span><text:span text:style-name="T4">12/11/2009 </text:span><text:span text:style-name="T5">Scientific title of the most recently submitted trial record</text:span></text:p>
            <text:p text:style-name="P1"><text:span text:style-name="T5"/></text:p>
            <text:p text:style-name="P1"><text:span text:style-name="T6">✔</text:span><text:span text:style-name="T7"> </text:span><text:span text:style-name="T7">28/06/2009 </text:span><text:span text:style-name="T5">ACRONYM: Scientific title of another recently submitted record, about an extremely complicated trial spanning many countries and with multiple interventions</text:span></text:p>
            <text:p text:style-name="P1"><text:span text:style-name="T5"/></text:p>
            <text:p text:style-name="P1"><text:span text:style-name="T6">✔</text:span><text:span text:style-name="T8"> </text:span><text:span text:style-name="T9">22/12/2008 </text:span><text:span text:style-name="T5">Title of a trial record submitted last year with a not so long title, but long enough to require two lines </text:span></text:p>
          </draw:text-box>
        </draw:frame>
        <draw:custom-shape draw:style-name="gr2" draw:text-style-name="P2" draw:layer="layout" svg:width="7.62cm" svg:height="0.7cm" svg:x="6.985cm" svg:y="7.255cm">
          <text:p text:style-name="P2"><text:span text:style-name="T10">Submit new trial rec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3" draw:layer="layout" svg:width="2.105cm" svg:height="11.195cm" svg:x="0.435cm" svg:y="6.4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3.114cm" svg:height="0.7cm" svg:x="10.043cm" svg:y="5.4cm">
              <text:p text:style-name="P4"><text:span text:style-name="T5">feedbac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6.821cm" svg:y="5.4cm">
              <text:p text:style-name="P5"><text:span text:style-name="T5">issues </text:span><text:span text:style-name="T11">(7)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3.6cm" svg:y="5.4cm">
              <text:p text:style-name="P4"><text:span text:style-name="T5">submission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16.486cm" svg:y="5.4cm">
              <text:p text:style-name="P4"><text:span text:style-name="T5">log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13.264cm" svg:y="5.4cm">
              <text:p text:style-name="P4"><text:span text:style-name="T5">user profil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2.8cm" svg:height="0.7cm" svg:x="0.5cm" svg:y="10cm">
              <text:p text:style-name="P4"><text:span text:style-name="T5">hel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8cm">
              <text:p text:style-name="P4"><text:span text:style-name="T5">search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7cm">
              <text:p text:style-name="P4"><text:span text:style-name="T5">hom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11cm">
              <text:p text:style-name="P4"><text:span text:style-name="T5">ab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9cm">
              <text:p text:style-name="P4"><text:span text:style-name="T5">new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3" draw:layer="layout" svg:width="3cm" svg:height="1.3cm" svg:x="0.435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6" draw:layer="layout" svg:width="12.7cm" svg:height="9.526cm" svg:x="3.175cm" svg:y="1.904cm" draw:page-number="2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779cm" svg:x="0cm" svg:y="0.962cm" presentation:class="title">
          <draw:text-box>
            <text:p>Submit new trial record</text:p>
          </draw:text-box>
        </draw:frame>
        <draw:g>
          <draw:custom-shape draw:style-name="gr3" draw:text-style-name="P3" draw:layer="layout" svg:width="2.105cm" svg:height="11.195cm" svg:x="0.435cm" svg:y="6.4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3.114cm" svg:height="0.7cm" svg:x="10.043cm" svg:y="5.4cm">
              <text:p text:style-name="P4"><text:span text:style-name="T5">feedbac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6.821cm" svg:y="5.4cm">
              <text:p text:style-name="P5"><text:span text:style-name="T5">issues </text:span><text:span text:style-name="T11">(7)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3.6cm" svg:y="5.4cm">
              <text:p text:style-name="P4"><text:span text:style-name="T5">submission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16.486cm" svg:y="5.4cm">
              <text:p text:style-name="P4"><text:span text:style-name="T5">log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13.264cm" svg:y="5.4cm">
              <text:p text:style-name="P4"><text:span text:style-name="T5">user profil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2.8cm" svg:height="0.7cm" svg:x="0.5cm" svg:y="10cm">
              <text:p text:style-name="P4"><text:span text:style-name="T5">hel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8cm">
              <text:p text:style-name="P4"><text:span text:style-name="T5">search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7cm">
              <text:p text:style-name="P4"><text:span text:style-name="T5">hom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11cm">
              <text:p text:style-name="P4"><text:span text:style-name="T5">ab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9cm">
              <text:p text:style-name="P4"><text:span text:style-name="T5">new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3" draw:layer="layout" svg:width="3cm" svg:height="1.3cm" svg:x="0.435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3" draw:layer="layout" svg:width="8cm" svg:height="0.7cm" svg:x="11.095cm" svg:y="12.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4.07cm" svg:height="0.927cm" svg:x="5.18cm" svg:y="11.533cm">
          <draw:text-box>
            <text:p text:style-name="P2"><text:span text:style-name="T10">Primary sponsor</text:span></text:p>
          </draw:text-box>
        </draw:frame>
        <draw:frame draw:style-name="gr9" draw:text-style-name="P6" draw:layer="layout" svg:width="4.613cm" svg:height="0.843cm" svg:x="6.387cm" svg:y="12.7cm">
          <draw:text-box>
            <text:p text:style-name="P6"><text:span text:style-name="T1">Name of institution</text:span></text:p>
          </draw:text-box>
        </draw:frame>
        <draw:frame draw:style-name="gr9" draw:text-style-name="P6" draw:layer="layout" svg:width="3.787cm" svg:height="0.843cm" svg:x="7.213cm" svg:y="13.764cm">
          <draw:text-box>
            <text:p text:style-name="P6"><text:span text:style-name="T1">Postal address</text:span></text:p>
          </draw:text-box>
        </draw:frame>
        <draw:frame draw:style-name="gr9" draw:text-style-name="P6" draw:layer="layout" svg:width="2.238cm" svg:height="0.843cm" svg:x="8.762cm" svg:y="15.672cm">
          <draw:text-box>
            <text:p text:style-name="P6"><text:span text:style-name="T1">Country</text:span></text:p>
          </draw:text-box>
        </draw:frame>
        <draw:g>
          <draw:custom-shape draw:style-name="gr7" draw:text-style-name="P3" draw:layer="layout" svg:width="8cm" svg:height="0.7cm" svg:x="11.095cm" svg:y="15.8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-0.5cm" svg:height="-0.5cm" svg:x="18.9cm" svg:y="16.4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3" draw:layer="layout" svg:width="0.801cm" svg:height="0.7cm" svg:x="18.25cm" svg:y="15.805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layout" svg:width="8cm" svg:height="1.75cm" svg:x="11.1cm" svg:y="13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cm" svg:height="0.7cm" svg:x="11.095cm" svg:y="6.80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567cm" svg:height="0.843cm" svg:x="7.487cm" svg:y="6.701cm">
          <draw:text-box>
            <text:p text:style-name="P6"><text:span text:style-name="T1">Scientific Title</text:span></text:p>
          </draw:text-box>
        </draw:frame>
        <draw:frame draw:style-name="gr8" draw:text-style-name="P2" draw:layer="layout" svg:width="14.07cm" svg:height="0.927cm" svg:x="5.18cm" svg:y="7.734cm">
          <draw:text-box>
            <text:p text:style-name="P2"><text:span text:style-name="T10">Countries of recruitment</text:span></text:p>
          </draw:text-box>
        </draw:frame>
        <draw:custom-shape draw:style-name="gr12" draw:text-style-name="P3" draw:layer="layout" svg:width="0.75cm" svg:height="0.5cm" svg:x="11.95cm" svg:y="9.45cm">
          <text:p/>
          <draw:enhanced-geometry svg:viewBox="0 0 21600 21600" draw:text-areas="0 ?f0 ?f5 ?f2" draw:type="right-arrow" draw:modifiers="13063.4730538922 6855.089820359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-0.75cm" svg:height="-0.5cm" svg:x="12.6cm" svg:y="10.65cm">
          <text:p/>
          <draw:enhanced-geometry svg:viewBox="0 0 21600 21600" draw:text-areas="0 ?f0 ?f5 ?f2" draw:type="right-arrow" draw:modifiers="13063.4730538922 6855.089820359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7" draw:text-style-name="P3" draw:layer="layout" svg:width="6cm" svg:height="2.2cm" svg:x="5.5cm" svg:y="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5cm" svg:height="2.2cm" svg:x="11cm" svg:y="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3" draw:layer="layout" svg:width="6cm" svg:height="2.2cm" svg:x="13cm" svg:y="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5cm" svg:height="2.2cm" svg:x="18.5cm" svg:y="9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5" draw:layer="layout" svg:width="8cm" svg:height="0.7cm" svg:x="11.1cm" svg:y="16.8cm">
          <text:p text:style-name="P5"><text:span text:style-name="T1">Create new trial rec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2.7cm" svg:height="9.526cm" svg:x="3.175cm" svg:y="1.904cm" draw:page-number="3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779cm" svg:x="0cm" svg:y="0.962cm" presentation:class="title">
          <draw:text-box>
            <text:p>Submit new trial record</text:p>
          </draw:text-box>
        </draw:frame>
        <draw:g>
          <draw:custom-shape draw:style-name="gr3" draw:text-style-name="P3" draw:layer="layout" svg:width="2.105cm" svg:height="11.195cm" svg:x="0.435cm" svg:y="6.4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3.114cm" svg:height="0.7cm" svg:x="10.043cm" svg:y="5.4cm">
              <text:p text:style-name="P4"><text:span text:style-name="T5">feedbac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6.821cm" svg:y="5.4cm">
              <text:p text:style-name="P5"><text:span text:style-name="T5">issues </text:span><text:span text:style-name="T11">(7)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3.6cm" svg:y="5.4cm">
              <text:p text:style-name="P4"><text:span text:style-name="T5">submission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16.486cm" svg:y="5.4cm">
              <text:p text:style-name="P4"><text:span text:style-name="T5">log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13.264cm" svg:y="5.4cm">
              <text:p text:style-name="P4"><text:span text:style-name="T5">user profil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2.8cm" svg:height="0.7cm" svg:x="0.5cm" svg:y="10cm">
              <text:p text:style-name="P4"><text:span text:style-name="T5">hel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8cm">
              <text:p text:style-name="P4"><text:span text:style-name="T5">search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7cm">
              <text:p text:style-name="P4"><text:span text:style-name="T5">hom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11cm">
              <text:p text:style-name="P4"><text:span text:style-name="T5">ab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9cm">
              <text:p text:style-name="P4"><text:span text:style-name="T5">new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3" draw:layer="layout" svg:width="3cm" svg:height="1.3cm" svg:x="0.435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2" draw:layer="layout" svg:width="14.5cm" svg:height="0.927cm" svg:x="4.75cm" svg:y="6.834cm">
          <draw:text-box>
            <text:p text:style-name="P2"><text:span text:style-name="T10">Trial Record Translation Summary</text:span></text:p>
          </draw:text-box>
        </draw:frame>
        <draw:frame draw:style-name="gr9" draw:text-style-name="P7" draw:layer="layout" svg:width="7.208cm" svg:height="6.851cm" svg:x="11.792cm" svg:y="8.75cm">
          <draw:text-box>
            <text:p text:style-name="P7"><text:span text:style-name="T12">Trial identification</text:span></text:p>
            <text:p text:style-name="P7"><text:span text:style-name="T12">Sponsors and sources of support</text:span></text:p>
            <text:p text:style-name="P7"><text:span text:style-name="T12">Contacts</text:span></text:p>
            <text:p text:style-name="P7"><text:span text:style-name="T12">Recruitment</text:span></text:p>
            <text:p text:style-name="P7"><text:span text:style-name="T12">Health conditions or problems</text:span></text:p>
            <text:p text:style-name="P7"><text:span text:style-name="T12">Interventions</text:span></text:p>
            <text:p text:style-name="P7"><text:span text:style-name="T12">Trial design</text:span></text:p>
            <text:p text:style-name="P7"><text:span text:style-name="T12">Outcomes</text:span></text:p>
          </draw:text-box>
        </draw:frame>
        <draw:frame draw:style-name="gr14" draw:text-style-name="P9" draw:layer="layout" svg:width="1.262cm" svg:height="6.851cm" svg:x="10.5cm" svg:y="8.75cm">
          <draw:text-box>
            <text:p text:style-name="P8"><text:span text:style-name="T13">✎</text:span></text:p>
            <text:p text:style-name="P8"><text:span text:style-name="T14">✔</text:span></text:p>
            <text:p text:style-name="P8"><text:span text:style-name="T14">✔</text:span></text:p>
            <text:p text:style-name="P8"><text:span text:style-name="T13">✎</text:span></text:p>
            <text:p text:style-name="P8"><text:span text:style-name="T14">✔</text:span></text:p>
            <text:p text:style-name="P8"><text:span text:style-name="T14">✔</text:span></text:p>
            <text:p text:style-name="P8"><text:span text:style-name="T13">✎</text:span></text:p>
            <text:p text:style-name="P8"><text:span text:style-name="T14">✔</text:span></text:p>
          </draw:text-box>
        </draw:frame>
        <draw:frame draw:style-name="gr15" draw:text-style-name="P10" draw:layer="layout" svg:width="1.285cm" svg:height="1cm" svg:x="10.315cm" svg:y="8.1cm">
          <draw:text-box>
            <text:p text:style-name="P10"><text:span text:style-name="T15">EN</text:span></text:p>
          </draw:text-box>
        </draw:frame>
        <draw:frame draw:style-name="gr14" draw:text-style-name="P9" draw:layer="layout" svg:width="1.262cm" svg:height="6.851cm" svg:x="9.101cm" svg:y="8.751cm">
          <draw:text-box>
            <text:p text:style-name="P8"><text:span text:style-name="T13">✎</text:span></text:p>
            <text:p text:style-name="P8"><text:span text:style-name="T14">✔</text:span></text:p>
            <text:p text:style-name="P8"><text:span text:style-name="T14">✔</text:span></text:p>
            <text:p text:style-name="P8"><text:span text:style-name="T14">✔</text:span></text:p>
            <text:p text:style-name="P8"><text:span text:style-name="T14">✔</text:span></text:p>
            <text:p text:style-name="P8"><text:span text:style-name="T14">✔</text:span></text:p>
            <text:p text:style-name="P8"><text:span text:style-name="T13">✎</text:span></text:p>
            <text:p text:style-name="P8"><text:span text:style-name="T14">✔</text:span></text:p>
          </draw:text-box>
        </draw:frame>
        <draw:frame draw:style-name="gr15" draw:text-style-name="P11" draw:layer="layout" svg:width="1.256cm" svg:height="1cm" svg:x="8.916cm" svg:y="8.101cm">
          <draw:text-box>
            <text:p text:style-name="P11"><text:span text:style-name="T16">ES</text:span></text:p>
          </draw:text-box>
        </draw:frame>
        <draw:frame draw:style-name="gr14" draw:text-style-name="P9" draw:layer="layout" svg:width="1.262cm" svg:height="6.851cm" svg:x="7.802cm" svg:y="8.752cm">
          <draw:text-box>
            <text:p text:style-name="P8"><text:span text:style-name="T14">✔</text:span></text:p>
            <text:p text:style-name="P8"><text:span text:style-name="T14">✔</text:span></text:p>
            <text:p text:style-name="P8"><text:span text:style-name="T14">✔</text:span></text:p>
            <text:p text:style-name="P8"><text:span text:style-name="T14">✔</text:span></text:p>
            <text:p text:style-name="P8"><text:span text:style-name="T14">✔</text:span></text:p>
            <text:p text:style-name="P8"><text:span text:style-name="T14">✔</text:span></text:p>
            <text:p text:style-name="P8"><text:span text:style-name="T14">✔</text:span></text:p>
            <text:p text:style-name="P8"><text:span text:style-name="T14">✔</text:span></text:p>
          </draw:text-box>
        </draw:frame>
        <draw:frame draw:style-name="gr15" draw:text-style-name="P12" draw:layer="layout" svg:width="1.222cm" svg:height="1cm" svg:x="7.617cm" svg:y="8.102cm">
          <draw:text-box>
            <text:p text:style-name="P12"><text:span text:style-name="T17">PT</text:span></text:p>
          </draw:text-box>
        </draw:frame>
        <draw:line draw:style-name="gr16" draw:layer="layout" svg:x1="7.25cm" svg:y1="9.9cm" svg:x2="19.25cm" svg:y2="9.9cm">
          <text:p/>
        </draw:line>
        <draw:line draw:style-name="gr16" draw:layer="layout" svg:x1="7.25cm" svg:y1="9.1cm" svg:x2="19.25cm" svg:y2="9.1cm">
          <text:p/>
        </draw:line>
        <draw:line draw:style-name="gr16" draw:layer="layout" svg:x1="7.25cm" svg:y1="10.7cm" svg:x2="19.25cm" svg:y2="10.7cm">
          <text:p/>
        </draw:line>
        <draw:line draw:style-name="gr16" draw:layer="layout" svg:x1="7.25cm" svg:y1="11.5cm" svg:x2="19.25cm" svg:y2="11.5cm">
          <text:p/>
        </draw:line>
        <draw:line draw:style-name="gr16" draw:layer="layout" svg:x1="7.25cm" svg:y1="12.3cm" svg:x2="19.25cm" svg:y2="12.3cm">
          <text:p/>
        </draw:line>
        <draw:line draw:style-name="gr16" draw:layer="layout" svg:x1="7.25cm" svg:y1="13.2cm" svg:x2="19.25cm" svg:y2="13.2cm">
          <text:p/>
        </draw:line>
        <draw:line draw:style-name="gr16" draw:layer="layout" svg:x1="7.25cm" svg:y1="14cm" svg:x2="19.25cm" svg:y2="14cm">
          <text:p/>
        </draw:line>
        <draw:line draw:style-name="gr16" draw:layer="layout" svg:x1="7.25cm" svg:y1="14.8cm" svg:x2="19.25cm" svg:y2="14.8cm">
          <text:p/>
        </draw:line>
        <draw:line draw:style-name="gr16" draw:layer="layout" svg:x1="7.25cm" svg:y1="15.7cm" svg:x2="19.25cm" svg:y2="15.7cm">
          <text:p/>
        </draw:line>
        <draw:frame draw:style-name="gr9" draw:layer="layout" svg:width="3.741cm" svg:height="1.013cm" svg:x="4.25cm" svg:y="16.5cm">
          <draw:text-box>
            <text:p>translation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2.7cm" svg:height="9.526cm" svg:x="3.175cm" svg:y="1.904cm" draw:page-number="4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779cm" svg:x="0cm" svg:y="0.962cm" presentation:class="title">
          <draw:text-box>
            <text:p>Trialist dashboard: submissions</text:p>
          </draw:text-box>
        </draw:frame>
        <draw:frame draw:style-name="gr1" draw:layer="layout" svg:width="15.538cm" svg:height="7.525cm" svg:x="4.01cm" svg:y="8.867cm">
          <draw:text-box>
            <text:p>Submitted trial records</text:p>
            <text:p><text:span text:style-name="T1"/></text:p>
            <text:p text:style-name="P1"><text:span text:style-name="T2">✎</text:span><text:span text:style-name="T3"> </text:span><text:span text:style-name="T4">12/11/2009 </text:span><text:span text:style-name="T5">Scientific title of the most recently submitted trial record</text:span></text:p>
            <text:p text:style-name="P1"><text:span text:style-name="T5"/></text:p>
            <text:p text:style-name="P1"><text:span text:style-name="T6">✔</text:span><text:span text:style-name="T7"> </text:span><text:span text:style-name="T7">28/06/2009 </text:span><text:span text:style-name="T5">ACRONYM: Scientific title of another recently submitted record, about an extremely complicated trial spanning many countries and with multiple interventions</text:span></text:p>
            <text:p text:style-name="P1"><text:span text:style-name="T5"/></text:p>
            <text:p text:style-name="P1"><text:span text:style-name="T6">✔</text:span><text:span text:style-name="T8"> </text:span><text:span text:style-name="T9">22/12/2008 </text:span><text:span text:style-name="T5">Title of a trial record submitted last year with a not so long title, but long enough to require two lines </text:span></text:p>
          </draw:text-box>
        </draw:frame>
        <draw:custom-shape draw:style-name="gr2" draw:text-style-name="P2" draw:layer="layout" svg:width="7.62cm" svg:height="0.7cm" svg:x="6.985cm" svg:y="7.255cm">
          <text:p text:style-name="P2"><text:span text:style-name="T10">Submit new trial rec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3" draw:layer="layout" svg:width="2.105cm" svg:height="11.195cm" svg:x="0.435cm" svg:y="6.4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3.114cm" svg:height="0.7cm" svg:x="10.043cm" svg:y="5.4cm">
              <text:p text:style-name="P4"><text:span text:style-name="T5">feedbac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6.821cm" svg:y="5.4cm">
              <text:p text:style-name="P5"><text:span text:style-name="T5">issues </text:span><text:span text:style-name="T11">(7)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3.6cm" svg:y="5.4cm">
              <text:p text:style-name="P4"><text:span text:style-name="T5">submission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16.486cm" svg:y="5.4cm">
              <text:p text:style-name="P4"><text:span text:style-name="T5">log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13.264cm" svg:y="5.4cm">
              <text:p text:style-name="P4"><text:span text:style-name="T5">user profil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2.8cm" svg:height="0.7cm" svg:x="0.5cm" svg:y="10cm">
              <text:p text:style-name="P4"><text:span text:style-name="T5">hel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8cm">
              <text:p text:style-name="P4"><text:span text:style-name="T5">search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7cm">
              <text:p text:style-name="P4"><text:span text:style-name="T5">hom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11cm">
              <text:p text:style-name="P4"><text:span text:style-name="T5">ab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9cm">
              <text:p text:style-name="P4"><text:span text:style-name="T5">new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3" draw:layer="layout" svg:width="3cm" svg:height="1.3cm" svg:x="0.435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6" draw:layer="layout" svg:width="12.7cm" svg:height="9.526cm" svg:x="3.175cm" svg:y="1.904cm" draw:page-number="5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779cm" svg:x="0cm" svg:y="0.962cm" presentation:class="title">
          <draw:text-box>
            <text:p>Trialist dashboard: submissions</text:p>
          </draw:text-box>
        </draw:frame>
        <draw:frame draw:style-name="gr1" draw:layer="layout" svg:width="15.538cm" svg:height="7.525cm" svg:x="4.01cm" svg:y="8.867cm">
          <draw:text-box>
            <text:p>Submitted trial records</text:p>
            <text:p><text:span text:style-name="T1"/></text:p>
            <text:p text:style-name="P1"><text:span text:style-name="T2">✎</text:span><text:span text:style-name="T3"> </text:span><text:span text:style-name="T4">12/11/2009 </text:span><text:span text:style-name="T5">Scientific title of the most recently submitted trial record</text:span></text:p>
            <text:p text:style-name="P1"><text:span text:style-name="T5"/></text:p>
            <text:p text:style-name="P1"><text:span text:style-name="T6">✔</text:span><text:span text:style-name="T7"> </text:span><text:span text:style-name="T7">28/06/2009 </text:span><text:span text:style-name="T5">ACRONYM: Scientific title of another recently submitted record, about an extremely complicated trial spanning many countries and with multiple interventions</text:span></text:p>
            <text:p text:style-name="P1"><text:span text:style-name="T5"/></text:p>
            <text:p text:style-name="P1"><text:span text:style-name="T6">✔</text:span><text:span text:style-name="T8"> </text:span><text:span text:style-name="T9">22/12/2008 </text:span><text:span text:style-name="T5">Title of a trial record submitted last year with a not so long title, but long enough to require two lines </text:span></text:p>
          </draw:text-box>
        </draw:frame>
        <draw:custom-shape draw:style-name="gr2" draw:text-style-name="P2" draw:layer="layout" svg:width="7.62cm" svg:height="0.7cm" svg:x="6.985cm" svg:y="7.255cm">
          <text:p text:style-name="P2"><text:span text:style-name="T10">Submit new trial rec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3" draw:layer="layout" svg:width="2.105cm" svg:height="11.195cm" svg:x="0.435cm" svg:y="6.4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3.114cm" svg:height="0.7cm" svg:x="10.043cm" svg:y="5.4cm">
              <text:p text:style-name="P4"><text:span text:style-name="T5">feedbac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6.821cm" svg:y="5.4cm">
              <text:p text:style-name="P5"><text:span text:style-name="T5">issues </text:span><text:span text:style-name="T11">(7)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3.6cm" svg:y="5.4cm">
              <text:p text:style-name="P4"><text:span text:style-name="T5">submission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16.486cm" svg:y="5.4cm">
              <text:p text:style-name="P4"><text:span text:style-name="T5">log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13.264cm" svg:y="5.4cm">
              <text:p text:style-name="P4"><text:span text:style-name="T5">user profil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2.8cm" svg:height="0.7cm" svg:x="0.5cm" svg:y="10cm">
              <text:p text:style-name="P4"><text:span text:style-name="T5">hel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8cm">
              <text:p text:style-name="P4"><text:span text:style-name="T5">search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7cm">
              <text:p text:style-name="P4"><text:span text:style-name="T5">hom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11cm">
              <text:p text:style-name="P4"><text:span text:style-name="T5">ab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9cm">
              <text:p text:style-name="P4"><text:span text:style-name="T5">new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3" draw:layer="layout" svg:width="3cm" svg:height="1.3cm" svg:x="0.435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6" draw:layer="layout" svg:width="12.7cm" svg:height="9.526cm" svg:x="3.175cm" svg:y="1.904cm" draw:page-number="6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6pt" fo:font-style="normal" fo:text-shadow="1pt 1pt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fiocruz-2009-10" style:page-layout-name="PM1" draw:style-name="Mdp1">
      <office:forms form:automatic-focus="false" form:apply-design-mode="false"/>
      <draw:frame presentation:style-name="Mpr1" draw:text-style-name="MP4" draw:layer="backgroundobjects" svg:width="25.4cm" svg:height="1.778cm" svg:x="0cm" svg:y="0.9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225cm" svg:height="12.573cm" svg:x="1.575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&lt;number&gt;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draw:frame draw:style-name="Mgr3" draw:text-style-name="MP10" draw:layer="backgroundobjects" svg:width="19.317cm" svg:height="15.24cm" svg:x="0.368cm" svg:y="3.175cm">
        <draw:image xlink:href="Pictures/100000000000032000000258F9D737B1.png" xlink:type="simple" xlink:show="embed" xlink:actuate="onLoad">
          <text:p/>
        </draw:image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Slide 1</dc:title>
    <meta:creation-date>2009-10-21T23:55:19</meta:creation-date>
    <meta:editing-cycles>22</meta:editing-cycles>
    <meta:editing-duration>PT05H22M19S</meta:editing-duration>
    <dc:date>2009-11-17T17:47:26</dc:date>
    <meta:document-statistic meta:object-count="180"/>
    <meta:user-defined meta:name="Info 1"/>
    <meta:user-defined meta:name="Info 2"/>
    <meta:user-defined meta:name="Info 3"/>
    <meta:user-defined meta:name="Info 4"/>
  </office:meta>
</office:document-meta>
</file>